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background-color="#fff2cc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1in" fo:margin-right="0in" fo:text-indent="-0.25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Heading_20_1" style:master-page-name="Standard">
      <style:paragraph-properties style:page-number="1"/>
    </style:style>
    <style:style style:name="T1" style:family="text">
      <style:text-properties fo:color="#000000"/>
    </style:style>
    <style:style style:name="T2" style:family="text">
      <style:text-properties fo:color="#000000" fo:background-color="#fff2cc" loext:char-shading-value="0"/>
    </style:style>
    <style:style style:name="T3" style:family="text">
      <style:text-properties fo:background-color="#ffe599" loext:char-shading-value="0"/>
    </style:style>
    <style:style style:name="T4" style:family="text">
      <style:text-properties fo:font-weight="bold" style:font-weight-asian="bold"/>
    </style:style>
    <style:style style:name="T5" style:family="text">
      <style:text-properties fo:background-color="#fff2cc" loext:char-shading-value="0"/>
    </style:style>
    <style:style style:name="T6" style:family="text">
      <style:text-properties style:text-underline-style="none"/>
    </style:style>
    <style:style style:name="T7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96cstt1hfh5t"/>Email 1: Pre-Interview / Intimation Email</text:p>
      <text:p text:style-name="Heading_20_3"><text:bookmark text:name="_mfp84988blj6"/><text:span text:style-name="T1">Subject: Your Recruit41 Interview Invitation for SAP ABAP Developer position on </text:span><text:span text:style-name="T2">[Date]</text:span></text:p>
      <text:p text:style-name="Standard"/>
      <text:p text:style-name="Standard">Dear <text:span text:style-name="T3">[Candidate Name]</text:span>,</text:p>
      <text:p text:style-name="Standard"/>
      <text:p text:style-name="Standard"><text:span text:style-name="T4">Congratulations! </text:span>Following your application for the SAP ABAP Developer position, we are pleased to invite you to an interview with Recruit41.</text:p>
      <text:p text:style-name="Standard"/>
      <text:p text:style-name="Standard">This interview will be conducted on an AI-powered platform and will be led by the AI interviewer, Kiran.</text:p>
      <text:p text:style-name="Standard"/>
      <text:p text:style-name="Standard"><text:span text:style-name="T4">Interview Details:</text:span></text:p>
      <text:p text:style-name="Standard">Date: <text:span text:style-name="T5">[Full Date]</text:span></text:p>
      <text:p text:style-name="Standard">Time: <text:span text:style-name="T5">[Time, e.g., 2:00 PM]</text:span></text:p>
      <text:p text:style-name="Standard">Estimated Duration: Approximately 60 minutes. (Please allow for a few extra minutes in case of any technical setup.)</text:p>
      <text:p text:style-name="Standard"/>
      <text:p text:style-name="Standard"><text:span text:style-name="T4">Crucial Preparation - Please Read the Attached Guide:</text:span></text:p>
      <text:p text:style-name="Standard">Attached to this email, you will find our "Interviewing with Recruit41.pdf". It is essential that you read this document thoroughly before your interview. It contains vital information to ensure a smooth experience and a fair evaluation.</text:p>
      <text:p text:style-name="Standard"/>
      <text:p text:style-name="Standard"><text:span text:style-name="T4">Key Highlights from the Guide:</text:span></text:p>
      <text:p text:style-name="Standard"/>
      <text:list xml:id="list930036884" text:style-name="WWNum1">
        <text:list-item>
          <text:p text:style-name="P2">Browser Requirement: You must use the official Google Chrome browser. Other browsers (including Chromium-based ones like Brave/Arc, Safari, Edge, and mobile browsers) are not supported.</text:p>
        </text:list-item>
        <text:list-item>
          <text:p text:style-name="P2">Camera and Microphone:</text:p>
          <text:list>
            <text:list-item>
              <text:p text:style-name="P5">Ensure you have a working camera and microphone.</text:p>
            </text:list-item>
            <text:list-item>
              <text:p text:style-name="P5">Test them before the interview using <text:a xlink:type="simple" xlink:href="http://webcammictest.com" text:style-name="ListLabel_20_28" text:visited-style-name="ListLabel_20_28"><text:span text:style-name="T7">webcammictest.com</text:span></text:a>.</text:p>
            </text:list-item>
            <text:list-item>
              <text:p text:style-name="P5">If using Bluetooth devices, ensure they are set as the default audio input/output in your operating system.</text:p>
            </text:list-item>
          </text:list>
        </text:list-item>
        <text:list-item>
          <text:p text:style-name="P2">Screen Sharing: You might be required to share your entire screen (not just a window or tab) during parts of the interview, especially for coding exercises. This is critical for our evaluation.</text:p>
        </text:list-item>
        <text:list-item>
          <text:p text:style-name="P2"><text:soft-page-break/>Familiarize Yourself: We highly recommend trying a mock interview on the platform at <text:a xlink:type="simple" xlink:href="https://demo.recruit41.com/" text:style-name="ListLabel_20_28" text:visited-style-name="ListLabel_20_28"><text:span text:style-name="T7">https://demo.recruit41.com/</text:span></text:a> to get comfortable with the controls and environment.</text:p>
        </text:list-item>
        <text:list-item>
          <text:p text:style-name="P2">Environment: Choose a quiet, well-lit, and distraction-free space.</text:p>
        </text:list-item>
      </text:list>
      <text:p text:style-name="Standard"/>
      <text:p text:style-name="Standard"><text:span text:style-name="T4">What to Expect:</text:span></text:p>
      <text:p text:style-name="Standard">The interview will be 2-way conversational, and may include technical questions, problem-solving scenarios, and maybe a live coding exercise. Kiran, our AI interviewer, will guide you through the process.</text:p>
      <text:p text:style-name="Standard"/>
      <text:p text:style-name="Standard"><text:span text:style-name="T4">Next Steps:</text:span></text:p>
      <text:list xml:id="list2024153858" text:style-name="WWNum3">
        <text:list-item>
          <text:p text:style-name="P3">Thoroughly Review the Attached PDF: This is the most important step to prepare.</text:p>
        </text:list-item>
        <text:list-item>
          <text:p text:style-name="P3">Prepare Your Setup: Test your equipment and browser well in advance.</text:p>
        </text:list-item>
        <text:list-item>
          <text:p text:style-name="P3">We understand that interviews can be demanding, and we want to support you in performing your best. Preparing according to the attached guide will significantly help.</text:p>
        </text:list-item>
      </text:list>
      <text:p text:style-name="P6"/>
      <text:p text:style-name="P6">If you have any questions before your interview, please don't hesitate to reply to this email or contact us at [<text:span text:style-name="T5">Your Support Email Address</text:span> or <text:a xlink:type="simple" xlink:href="mailto:support@recruit41.com" text:style-name="ListLabel_20_28" text:visited-style-name="ListLabel_20_28"><text:span text:style-name="T7">support@recruit41.com</text:span></text:a>].</text:p>
      <text:p text:style-name="Standard"/>
      <text:p text:style-name="Standard">We look forward to interviewing you!</text:p>
      <text:p text:style-name="Standard"/>
      <text:p text:style-name="Standard">Best regards,</text:p>
      <text:p text:style-name="Standard"><text:span text:style-name="T5">[TA Team]</text:span></text:p>
      <text:p text:style-name="P1"/>
      <text:p text:style-name="P1"/>
      <text:p text:style-name="Heading_20_1"><text:bookmark text:name="_wnu5i3mybqlz"/>Email 2: Actual Interview Day - With Interview Link</text:p>
      <text:p text:style-name="Heading_20_3"><text:bookmark text:name="_mooh9rytcmos"/><text:span text:style-name="T1">Subject: Your Recruit41 Interview for SAP ABAP Developer is Today – Interview Link Enclosed!</text:span></text:p>
      <text:p text:style-name="Standard"/>
      <text:p text:style-name="Standard">Dear <text:span text:style-name="T5">[Candidate Name],</text:span></text:p>
      <text:p text:style-name="P1"/>
      <text:p text:style-name="Standard">Today's the day! We're looking forward to your interview for the SAP ABAP position with Recruit41, scheduled from <text:span text:style-name="T5">[Time]</text:span>.</text:p>
      <text:p text:style-name="Standard"/>
      <text:p text:style-name="Standard"><text:soft-page-break/><text:span text:style-name="T4">Your Unique Interview Link:</text:span></text:p>
      <text:p text:style-name="Standard">Please use the following link to join your interview:</text:p>
      <text:p text:style-name="Standard"><text:span text:style-name="T5">[INSERT UNIQUE INTERVIEW LINK HERE]</text:span></text:p>
      <text:p text:style-name="Standard"/>
      <text:p text:style-name="Standard"><text:span text:style-name="T4">Important - Link Activation &amp; Access:</text:span></text:p>
      <text:p text:style-name="Standard">This interview link will become active 15 minutes before your scheduled start time.</text:p>
      <text:p text:style-name="Standard">The link will remain active until <text:span text:style-name="T5">[End Time]</text:span> on <text:span text:style-name="T5">[End Date]</text:span></text:p>
      <text:p text:style-name="Standard"/>
      <text:p text:style-name="Standard">We recommend joining 5-10 minutes before your scheduled time to settle in and ensure your audio/video is working correctly on the platform's pre-meeting check page.</text:p>
      <text:p text:style-name="Standard"/>
      <text:p text:style-name="Standard">Please aim to start the interview promptly at <text:span text:style-name="T5">[Time]</text:span></text:p>
      <text:p text:style-name="Standard"/>
      <text:p text:style-name="Standard"><text:span text:style-name="T4">Final Preparation - Please Read the Attached Guide:</text:span></text:p>
      <text:p text:style-name="Standard">Attached to this email, you will find our "Interviewing with Recruit41.pdf". It is essential that you read this document thoroughly before your interview. It contains vital information to ensure a smooth experience and a fair evaluation.</text:p>
      <text:p text:style-name="Standard"/>
      <text:p text:style-name="Standard"><text:span text:style-name="T4">Key Highlights from the Guide:</text:span></text:p>
      <text:p text:style-name="Standard"/>
      <text:list xml:id="list45554375223385" text:continue-list="list930036884" text:style-name="WWNum1">
        <text:list-item>
          <text:p text:style-name="P2">Browser Requirement: You must use the official Google Chrome browser. Other browsers (including Chromium-based ones like Brave/Arc, Safari, Edge, and mobile browsers) are not supported.</text:p>
        </text:list-item>
        <text:list-item>
          <text:p text:style-name="P2">Camera and Microphone:</text:p>
          <text:list>
            <text:list-item>
              <text:p text:style-name="P5">Ensure you have a working camera and microphone.</text:p>
            </text:list-item>
            <text:list-item>
              <text:p text:style-name="P5">Test them before the interview using <text:a xlink:type="simple" xlink:href="http://webcammictest.com" text:style-name="ListLabel_20_28" text:visited-style-name="ListLabel_20_28"><text:span text:style-name="T7">webcammictest.com</text:span></text:a>.</text:p>
            </text:list-item>
            <text:list-item>
              <text:p text:style-name="P5">If using Bluetooth devices, ensure they are set as the default audio input/output in your operating system.</text:p>
            </text:list-item>
          </text:list>
        </text:list-item>
        <text:list-item>
          <text:p text:style-name="P2">Screen Sharing: You might be required to share your entire screen (not just a window or tab) during parts of the interview, especially for coding exercises. This is critical for our evaluation.</text:p>
        </text:list-item>
        <text:list-item>
          <text:p text:style-name="P2">Familiarize Yourself: We highly recommend trying a mock interview on the platform at <text:a xlink:type="simple" xlink:href="https://demo.recruit41.com/" text:style-name="ListLabel_20_28" text:visited-style-name="ListLabel_20_28"><text:span text:style-name="T7">https://demo.recruit41.com/</text:span></text:a> to get comfortable with the controls and environment.</text:p>
        </text:list-item>
        <text:list-item>
          <text:p text:style-name="P2">Environment: Choose a quiet, well-lit, and distraction-free space.</text:p>
        </text:list-item>
        <text:list-item>
          <text:p text:style-name="P2">Close Unnecessary Applications: To ensure optimal performance and minimize distractions, please close any applications or browser tabs not required for the interview.</text:p>
        </text:list-item>
      </text:list>
      <text:p text:style-name="Standard"><text:soft-page-break/></text:p>
      <text:p text:style-name="Standard"><text:span text:style-name="T4">During the Interview:</text:span></text:p>
      <text:list xml:id="list3605318808" text:style-name="WWNum2">
        <text:list-item>
          <text:p text:style-name="P4">Remember to keep your upper body, including your face, arms, and hands, visible.</text:p>
        </text:list-item>
        <text:list-item>
          <text:p text:style-name="P4">If you encounter any technical issues during the interview, please use the <text:span text:style-name="T4">Live Chat Support option</text:span> available on the bottom control panel of the interview platform.</text:p>
        </text:list-item>
        <text:list-item>
          <text:p text:style-name="P4">If Kiran seems unresponsive, you can say, "Hey Kiran, are you there?" to prompt it.</text:p>
        </text:list-item>
      </text:list>
      <text:p text:style-name="P6"/>
      <text:p text:style-name="P6"><text:span text:style-name="T4">Next Steps After the Interview:</text:span></text:p>
      <text:list xml:id="list45555114424058" text:continue-numbering="true" text:style-name="WWNum2">
        <text:list-item>
          <text:p text:style-name="P4">We will be in touch regarding the outcome of your interview within<text:span text:style-name="T5"> [5-7 business days].</text:span></text:p>
        </text:list-item>
        <text:list-item>
          <text:p text:style-name="P4">We are excited to learn more about you. Relax, be yourself, and good luck!</text:p>
        </text:list-item>
      </text:list>
      <text:p text:style-name="P6"/>
      <text:p text:style-name="Standard">If you have any questions before your interview, please don't hesitate to reply to this email or contact us at [<text:span text:style-name="T5">Your Support Email Address</text:span> or <text:a xlink:type="simple" xlink:href="mailto:support@recruit41.com" text:style-name="ListLabel_20_28" text:visited-style-name="ListLabel_20_28"><text:span text:style-name="T7">support@recruit41.com</text:span></text:a>].</text:p>
      <text:p text:style-name="Standard"/>
      <text:p text:style-name="Standard">Best regards,</text:p>
      <text:p text:style-name="Standard"><text:span text:style-name="T5">[TA Team]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64" meta:word-count="844" meta:character-count="5373" meta:non-whitespace-character-count="4617"/>
    <meta:generator>LibreOfficeDev/6.0.5.2$Linux_X86_64 LibreOffice_project/</meta:generator>
  </office:meta>
</office:document-meta>
</file>